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/>
    <style:style style:name="T1" style:family="text">
      <style:text-properties fo:language="it" fo:country="IT" style:language-asian="zh" style:country-asian="CN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9" table:number-columns-repeated="6" table:default-cell-style-name="ce9"/>
        <table:table-column table:style-name="co9" table:number-columns-repeated="1010" table:default-cell-style-name="ce11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10" table:number-columns-repeated="1010"/>
        </table:table-row>
        <table:table-row table:style-name="ro4">
          <table:table-cell table:style-name="ce3" office:value-type="string" calcext:value-type="string">
            <text:p>Utente</text:p>
          </table:table-cell>
          <table:table-cell table:style-name="ce6" office:value-type="string" calcext:value-type="string">
            <text:p>NumeroTesseraUtent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Email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Password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Nome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gnomeUtent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NascitaUten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bro</text:p>
          </table:table-cell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Titolo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Copertina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Genere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CodiceIsbn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escrizioneLibr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Prestito</text:p>
          </table:table-cell>
          <table:table-cell table:style-name="ce6" office:value-type="string" calcext:value-type="string">
            <text:p>IDPrestit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Utente ↔ Libr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<text:span text:style-name="T1">NumeroTesseraUtente</text:span>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InizioPrestit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DataFinePrestit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ore</text:p>
          </table:table-cell>
          <table:table-cell table:style-name="ce8" office:value-type="string" calcext:value-type="string">
            <text:p>IDAuto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Nome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Cognome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Foto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DataNascitaAutor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iografiaAuto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Scrivere</text:p>
          </table:table-cell>
          <table:table-cell table:style-name="ce6" office:value-type="string" calcext:value-type="string">
            <text:p>IDScrive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ore ↔ Libr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IDLibro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IDAutore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2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 style:data-style-name="N2" text:time-value="0000-00-00T00:00:01.15374617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7M29S</meta:editing-duration>
    <meta:editing-cycles>16</meta:editing-cycles>
    <dc:date>2014-01-26T14:49:14.640000000</dc:date>
    <meta:document-statistic meta:table-count="3" meta:cell-count="173" meta:object-count="0"/>
  </office:meta>
</office:document-meta>
</file>